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17cm"/>
    </style:style>
    <style:style style:name="co2" style:family="table-column">
      <style:table-column-properties fo:break-before="auto" style:column-width="4.479cm"/>
    </style:style>
    <style:style style:name="co3" style:family="table-column">
      <style:table-column-properties fo:break-before="auto" style:column-width="4.115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2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organg</text:p>
          </table:table-cell>
          <table:table-cell table:style-name="ce1" office:value-type="string">
            <text:p>geplanter Aufwand</text:p>
          </table:table-cell>
          <table:table-cell table:style-name="ce1" office:value-type="string">
            <text:p>Verantwortlich</text:p>
          </table:table-cell>
          <table:table-cell table:style-name="ce1" office:value-type="string">
            <text:p>Nachfolger-ID</text:p>
          </table:table-cell>
          <table:table-cell table:style-name="ce1" office:value-type="string">
            <text:p>Vorgänger-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atures definieren</text:p>
          </table:table-cell>
          <table:table-cell office:value-type="string">
            <text:p>2 h</text:p>
          </table:table-cell>
          <table:table-cell office:value-type="string">
            <text:p>M, F, D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tchmaking-Server</text:p>
          </table:table-cell>
          <table:table-cell office:value-type="string">
            <text:p>16 h</text:p>
          </table:table-cell>
          <table:table-cell office:value-type="string">
            <text:p>D, F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ounds</text:p>
          </table:table-cell>
          <table:table-cell office:value-type="string">
            <text:p>5 h</text:p>
          </table:table-cell>
          <table:table-cell office:value-type="string">
            <text:p>M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rafiken / Animationen</text:p>
          </table:table-cell>
          <table:table-cell office:value-type="string">
            <text:p>8 h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chnittstelle definieren</text:p>
          </table:table-cell>
          <table:table-cell office:value-type="string">
            <text:p>3 h</text:p>
          </table:table-cell>
          <table:table-cell office:value-type="string">
            <text:p>D,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Library definieren</text:p>
          </table:table-cell>
          <table:table-cell office:value-type="string">
            <text:p>3 h</text:p>
          </table:table-cell>
          <table:table-cell office:value-type="string">
            <text:p>M, D, F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WebClient (HTML5/JS)</text:p>
          </table:table-cell>
          <table:table-cell office:value-type="string">
            <text:p>24 h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ndroid-Client</text:p>
          </table:table-cell>
          <table:table-cell office:value-type="string">
            <text:p>24 h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Windows Phone 7-Client</text:p>
          </table:table-cell>
          <table:table-cell office:value-type="string">
            <text:p>24 h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 office:value-type="float" office:value="11">
            <text:p>11</text:p>
          </table:table-cell>
          <table:table-cell table:number-columns-repeated="5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</table:table-row>
        <table:table-row table:style-name="ro2">
          <table:table-cell office:value-type="float" office:value="14">
            <text:p>14</text:p>
          </table:table-cell>
          <table:table-cell table:number-columns-repeated="5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</table:table-row>
        <table:table-row table:style-name="ro2">
          <table:table-cell office:value-type="float" office:value="22">
            <text:p>22</text:p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</table:table-row>
      </table:table>
      <table:table table:name="Tabelle2" table:style-name="ta1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4.05.2012</text:date>, <text:time>10:29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olvin</meta:initial-creator>
    <meta:creation-date>2012-05-04T09:33:41</meta:creation-date>
    <dc:date>2012-05-04T10:29:32</dc:date>
    <dc:creator>Frédéric Bolvin</dc:creator>
    <meta:editing-duration>PT25M29S</meta:editing-duration>
    <meta:editing-cycles>1</meta:editing-cycles>
    <meta:document-statistic meta:table-count="3" meta:cell-count="59" meta:object-count="0"/>
    <meta:generator>LibreOffice/3.4$Unix LibreOffice_project/340m1$Build-402</meta:generator>
  </office:meta>
</office:document-meta>
</file>